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3.94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199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5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528cm" fo:min-width="1.088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471cm" fo:min-width="1.637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379cm" fo:min-width="1.027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47cm" fo:min-width="0.938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745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828cm" fo:min-width="2.016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0.938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207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559cm" fo:min-width="1.296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296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29cm" fo:min-width="0.578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59cm" fo:min-width="0.938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7cm" fo:min-width="0.758cm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0.739cm" fo:min-width="1.476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0.559cm" fo:min-width="1.387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828cm" fo:min-width="1.387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47cm" fo:min-width="0.669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397cm" svg:x="4.302cm" svg:y="11.922cm">
          <text:p text:style-name="P1"><text:span text:style-name="T1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1.27cm" svg:x="20.177cm" svg:y="5.57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1.27cm" draw:transform="skewX (0.0743510261349584) translate (1.349cm 6.969cm)">
          <text:p text:style-name="P3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032cm" svg:y1="10.144cm" svg:x2="4.81cm" svg:y2="11.922cm">
          <text:p/>
        </draw:line>
        <draw:custom-shape draw:style-name="gr5" draw:text-style-name="P2" draw:layer="layout" svg:width="3.175cm" svg:height="3.556cm" svg:x="13.319cm" svg:y="8.366cm">
          <text:p text:style-name="P1"><text:span text:style-name="T1">allot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8.747cm" svg:y1="12.049cm" svg:x2="13.319cm" svg:y2="10.144cm">
          <text:p/>
        </draw:line>
        <draw:line draw:style-name="gr4" draw:text-style-name="P5" draw:layer="layout" svg:x1="8.747cm" svg:y1="12.176cm" svg:x2="13.319cm" svg:y2="10.271cm">
          <text:p/>
        </draw:line>
        <draw:line draw:style-name="gr4" draw:text-style-name="P5" draw:layer="layout" svg:x1="14.97cm" svg:y1="8.493cm" svg:x2="20.304cm" svg:y2="6.715cm">
          <text:p/>
        </draw:line>
        <draw:line draw:style-name="gr4" draw:text-style-name="P5" draw:layer="layout" svg:x1="14.843cm" svg:y1="8.366cm" svg:x2="20.304cm" svg:y2="6.588cm">
          <text:p/>
        </draw:line>
        <draw:line draw:style-name="gr4" draw:text-style-name="P5" draw:layer="layout" svg:x1="5.064cm" svg:y1="11.922cm" svg:x2="3.667cm" svg:y2="8.112cm">
          <text:p/>
        </draw:line>
        <draw:custom-shape draw:style-name="gr6" draw:text-style-name="P7" draw:layer="layout" svg:width="3.021cm" svg:height="1.019cm" draw:transform="rotate (-0.0275762021815098) translate (1.282cm 9.553cm)">
          <text:p text:style-name="P6"><text:span text:style-name="T2">Register</text:span> <text:span text:style-name="T2">No</text:span>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159cm" svg:height="0.889cm" svg:x="1.254cm" svg:y="11.541cm">
          <text:p text:style-name="P3"><text:span text:style-name="T2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858cm" svg:y1="13.319cm" svg:x2="9.001cm" svg:y2="15.097cm">
          <text:p/>
        </draw:line>
        <draw:line draw:style-name="gr4" draw:text-style-name="P5" draw:layer="layout" svg:x1="8.747cm" svg:y1="12.811cm" svg:x2="10.271cm" svg:y2="12.811cm">
          <text:p/>
        </draw:line>
        <draw:custom-shape draw:style-name="gr8" draw:text-style-name="P4" draw:layer="layout" svg:width="2.032cm" svg:height="1.016cm" svg:x="1.508cm" svg:y="13.192cm">
          <text:p text:style-name="P3"><text:span text:style-name="T2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842cm" svg:y1="13.319cm" svg:x2="6.842cm" svg:y2="15.732cm">
          <text:p/>
        </draw:line>
        <draw:line draw:style-name="gr4" draw:text-style-name="P5" draw:layer="layout" svg:x1="5.64cm" svg:y1="11.922cm" svg:x2="5.572cm" svg:y2="8.239cm">
          <text:p/>
        </draw:line>
        <draw:custom-shape draw:style-name="gr9" draw:text-style-name="P4" draw:layer="layout" svg:width="3.175cm" svg:height="1.27cm" svg:x="2.905cm" svg:y="14.335cm">
          <text:p text:style-name="P3"><text:span text:style-name="T2">Blood </text:span></text:p>
          <text:p text:style-name="P3"><text:span text:style-name="T2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556cm" svg:height="1.524cm" svg:x="5.191cm" svg:y="15.859cm">
          <text:p text:style-name="P1"><text:span text:style-name="T1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318cm" svg:y1="16.875cm" svg:x2="3.159cm" svg:y2="18.399cm">
          <text:p/>
        </draw:line>
        <draw:line draw:style-name="gr4" draw:text-style-name="P5" draw:layer="layout" svg:x1="5.572cm" svg:y1="18.653cm" svg:x2="6.334cm" svg:y2="17.383cm">
          <text:p/>
        </draw:line>
        <draw:custom-shape draw:style-name="gr11" draw:text-style-name="P4" draw:layer="layout" svg:width="2.032cm" svg:height="1.27cm" svg:x="1.254cm" svg:y="18.018cm">
          <text:p text:style-name="P3"><text:span text:style-name="T2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413cm" svg:height="1.27cm" svg:x="3.921cm" svg:y="18.653cm">
          <text:p text:style-name="P3"><text:span text:style-name="T2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2.54cm" svg:height="1.143cm" svg:x="6.842cm" svg:y="18.78cm">
          <text:p text:style-name="P3"><text:span text:style-name="T2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2.54cm" svg:height="1.27cm" svg:x="10.017cm" svg:y="18.018cm">
          <text:p text:style-name="P3"><text:span text:style-name="T2">z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35cm" svg:y1="17.383cm" svg:x2="7.858cm" svg:y2="18.907cm">
          <text:p/>
        </draw:line>
        <draw:line draw:style-name="gr4" draw:text-style-name="P5" draw:layer="layout" svg:x1="8.493cm" svg:y1="16.875cm" svg:x2="10.144cm" svg:y2="18.526cm">
          <text:p/>
        </draw:line>
        <draw:line draw:style-name="gr4" draw:text-style-name="P5" draw:layer="layout" svg:x1="2.524cm" svg:y1="6.969cm" svg:x2="2.016cm" svg:y2="4.81cm">
          <text:p/>
        </draw:line>
        <draw:line draw:style-name="gr4" draw:text-style-name="P5" draw:layer="layout" svg:x1="3.159cm" svg:y1="6.969cm" svg:x2="3.54cm" svg:y2="4.81cm">
          <text:p/>
        </draw:line>
        <draw:custom-shape draw:style-name="gr15" draw:text-style-name="P4" draw:layer="layout" svg:width="1.524cm" svg:height="0.762cm" svg:x="1.127cm" svg:y="4.048cm">
          <text:p text:style-name="P3"><text:span text:style-name="T2">F_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1.524cm" svg:height="0.762cm" svg:x="3.159cm" svg:y="4.175cm">
          <text:p text:style-name="P3"><text:span text:style-name="T2">L_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413cm" svg:y1="12.049cm" svg:x2="4.302cm" svg:y2="12.176cm">
          <text:p/>
        </draw:line>
        <draw:line draw:style-name="gr4" draw:text-style-name="P5" draw:layer="layout" svg:x1="4.302cm" svg:y1="13.192cm" svg:x2="3.54cm" svg:y2="13.7cm">
          <text:p/>
        </draw:line>
        <draw:line draw:style-name="gr4" draw:text-style-name="P5" draw:layer="layout" svg:x1="5.572cm" svg:y1="13.319cm" svg:x2="4.937cm" svg:y2="14.462cm">
          <text:p/>
        </draw:line>
        <draw:custom-shape draw:style-name="gr16" draw:text-style-name="P4" draw:layer="layout" svg:width="2.032cm" svg:height="1.143cm" svg:x="8.493cm" svg:y="14.97cm">
          <text:p text:style-name="P6"><text:span text:style-name="T2">contac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4" draw:layer="layout" svg:width="1.778cm" svg:height="1.016cm" svg:x="11.795cm" svg:y="13.573cm">
          <text:p text:style-name="P3"><text:span text:style-name="T2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1.778cm" svg:height="1.016cm" svg:x="11.922cm" svg:y="15.859cm">
          <text:p text:style-name="P6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0.144cm" svg:y1="15.097cm" svg:x2="11.795cm" svg:y2="14.335cm">
          <text:p/>
        </draw:line>
        <draw:line draw:style-name="gr4" draw:text-style-name="P5" draw:layer="layout" svg:x1="10.144cm" svg:y1="15.986cm" svg:x2="11.922cm" svg:y2="16.494cm">
          <text:p/>
        </draw:line>
        <draw:custom-shape draw:style-name="gr18" draw:text-style-name="P4" draw:layer="layout" svg:width="2.794cm" svg:height="1.397cm" svg:x="4.302cm" svg:y="6.842cm">
          <text:p text:style-name="P6"><text:span text:style-name="T2">Medical </text:span></text:p>
          <text:p text:style-name="P6"><text:span text:style-name="T2">condi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2.667cm" svg:height="1.143cm" svg:x="10.271cm" svg:y="12.176cm">
          <text:p text:style-name="P3"><text:span text:style-name="T2">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715cm" svg:y1="11.922cm" svg:x2="7.477cm" svg:y2="9.255cm">
          <text:p/>
        </draw:line>
        <draw:custom-shape draw:style-name="gr20" draw:text-style-name="P4" draw:layer="layout" svg:width="2.667cm" svg:height="1.524cm" svg:x="6.842cm" svg:y="7.858cm">
          <text:p text:style-name="P6"><text:span text:style-name="T2">Local </text:span></text:p>
          <text:p text:style-name="P6"><text:span text:style-name="T2">gaurd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651cm" svg:height="1.016cm" svg:x="6.207cm" svg:y="5.572cm">
          <text:p text:style-name="P3"><text:span text:style-name="T2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477cm" svg:y1="6.461cm" svg:x2="7.985cm" svg:y2="7.858cm">
          <text:p/>
        </draw:line>
        <draw:line draw:style-name="gr4" draw:text-style-name="P5" draw:layer="layout" svg:x1="8.366cm" svg:y1="7.858cm" svg:x2="9.255cm" svg:y2="6.461cm">
          <text:p/>
        </draw:line>
        <draw:custom-shape draw:style-name="gr17" draw:text-style-name="P4" draw:layer="layout" svg:width="1.778cm" svg:height="1.016cm" svg:x="8.747cm" svg:y="5.445cm">
          <text:p text:style-name="P6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4.495cm" svg:y1="5.572cm" svg:x2="25.257cm" svg:y2="3.667cm">
          <text:p/>
        </draw:line>
        <draw:custom-shape draw:style-name="gr11" draw:text-style-name="P4" draw:layer="layout" svg:width="2.032cm" svg:height="1.27cm" svg:x="24.241cm" svg:y="2.397cm">
          <text:p text:style-name="P6"><text:span text:style-name="T2">Room </text:span></text:p>
          <text:p text:style-name="P6"><text:span text:style-name="T2">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05:49:37.117790627</meta:creation-date>
    <dc:date>2018-01-23T11:17:25.597014742</dc:date>
    <meta:editing-duration>PT12M27S</meta:editing-duration>
    <meta:editing-cycles>1</meta:editing-cycles>
    <meta:document-statistic meta:object-count="49"/>
    <meta:generator>LibreOffice/5.0.2.2$Linux_X86_64 LibreOffice_project/00m0$Build-2</meta:generator>
  </office:meta>
</office:document-meta>
</file>